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126" officeooo:paragraph-rsid="00079126"/>
    </style:style>
    <style:style style:name="P2" style:family="paragraph" style:parent-style-name="Standard" style:list-style-name="L1">
      <style:text-properties officeooo:rsid="00079126" officeooo:paragraph-rsid="00079126"/>
    </style:style>
    <style:style style:name="T1" style:family="text">
      <style:text-properties officeooo:rsid="0008b3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s of significance testing:</text:p>
      <text:list xml:id="list7972414372927293154" text:style-name="L1">
        <text:list-item>
          <text:p text:style-name="P2">wrapper-based feature selection methods. </text:p>
          <text:list>
            <text:list-item>
              <text:p text:style-name="P2">Run variants of same model with/without features of interest. </text:p>
            </text:list-item>
            <text:list-item>
              <text:p text:style-name="P2">Calculate predicted values from all variants</text:p>
            </text:list-item>
            <text:list-item>
              <text:p text:style-name="P2">Run an ANOVA f-test or non-parametric to check if any variants fit the data structure better</text:p>
            </text:list-item>
            <text:list-item>
              <text:p text:style-name="P2">OR standardize residual variances by model average/median and run test of proportions (not sure how test would be structured)</text:p>
            </text:list-item>
          </text:list>
        </text:list-item>
        <text:list-item>
          <text:p text:style-name="P2">adaptive scaling with SVM</text:p>
          <text:list>
            <text:list-item>
              <text:p text:style-name="P2">version of SVM that rescales the \sigma of each attribute between (0,1) ensuring \sum\sigma_i = 1. </text:p>
            </text:list-item>
            <text:list-item>
              <text:p text:style-name="P2">automatically tells us how relevant how important the attributes are in relation to each other (proportioned). Not sure how to test for significance here (especially since we'd only have one set of rankings). </text:p>
            </text:list-item>
            <text:list-item>
              <text:p text:style-name="P2">Many papers mention how this approach could be used in non-SVM approaches, but <text:span text:style-name="T1">some metrics (like linear regression) would automatically rescale the adaptive scaling. Not sure how to control for this (perhaps scaling parameter doesn't just reduce variance but make a certain portion of variance nois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7:54:26.940311415</meta:creation-date>
    <dc:date>2016-02-08T18:15:35.908936999</dc:date>
    <meta:editing-duration>PT5M38S</meta:editing-duration>
    <meta:editing-cycles>1</meta:editing-cycles>
    <meta:document-statistic meta:table-count="0" meta:image-count="0" meta:object-count="0" meta:page-count="1" meta:paragraph-count="10" meta:word-count="166" meta:character-count="1040" meta:non-whitespace-character-count="889"/>
    <meta:generator>LibreOffice/4.2.8.2$Linux_X86_64 LibreOffice_project/420m0$Build-2</meta:generator>
  </office:meta>
</office:document-meta>
</file>